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purpose of this program is to receive voice warnings about different LOL mobs, while playing LOL :) . </text:p>
      <text:p text:style-name="Standard"/>
      <text:p text:style-name="P1">How to use?</text:p>
      <text:p text:style-name="Standard">Just start the program and make any configurations you desire. Note that changing any of the configuration will not reset any timer. To give an example, after setting the dragon as dead, you can change the values of any timer, without resetting the dragon span. Note that the 3 timers that you can set for a mob do not have to be in an ascending or descending order.</text:p>
      <text:p text:style-name="Standard"/>
      <text:p text:style-name="P1">Advantages</text:p>
      <text:p text:style-name="Standard">One cool thing about this program is that you can change any configuration whenever you feel like it, even if the program is already running.</text:p>
      <text:p text:style-name="Standard">But the best part is that you can minimize the program when playing, so that you can check the remaining time of any mob at any desired time.</text:p>
      <text:p text:style-name="Standard"/>
      <text:p text:style-name="Standard">The next releases will also include a file that keeps your current configuration, so that you don't have to make the desired changes when starting the program.</text:p>
      <text:p text:style-name="Standard"/>
      <text:p text:style-name="Standard">I am looking to hearing about opinions from you gu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29T13:00:38.28</meta:creation-date>
    <meta:document-statistic meta:table-count="0" meta:image-count="0" meta:object-count="0" meta:page-count="1" meta:paragraph-count="8" meta:word-count="181" meta:character-count="986"/>
    <dc:date>2012-02-29T13:09:37.84</dc:date>
    <meta:editing-duration>PT9M</meta:editing-duration>
    <meta:editing-cycles>1</meta:editing-cycles>
    <meta:generator>OpenOffice.org/3.3$Win32 OpenOffice.org_project/330m20$Build-9567</meta:generator>
  </office:meta>
</office:document-meta>
</file>